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Processor.getTransformerHandler( final Source stylesheet , final XML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Processor.getTransformerHandler( final Sourc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service( final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xProcess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xProcess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xProcessor.getTransformerHandlerAndValidity( final Sourc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putTemplates( Templates templates , Source stylesheet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yTransformerHandlerAndValidity.MyTransformerHandlerAndValidity( TransformerHandler handler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resolve( String href , String bas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TraxProcessor.sourceToSAX( Source source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xProcess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Processor.getTransformerHandlerAndValidity( Source stylesheet , XMLFilter filt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7">
            <text:p text:style-name="Table_20_Contents">77</text:p>
          </table:table-cell>
        </table:table-row>
        <table:table-row>
          <table:table-cell office:value-type="string">
            <text:p text:style-name="Table_20_Contents">TraxProcessor.getTemplates( Source stylesheet , String i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TraxProcessor.getInputSource( final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xProcessor.parameterize( final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xProcessor.setTransformerFactory( final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getTransformerFactory( String factory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raxProcessor.transform( final Source source , final Source stylesheet , final Parameters params , final Result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